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mmyTrustManager.checkServerTrusted( X509Certificate [ ] cert , String auth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ummyTrustManager.getAcceptedIssu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TrustManager.checkClientTrusted( X509Certificate [ ] cert , String auth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